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Sect1" style:family="section">
      <style:section-properties text:dont-balance-text-columns="true" style:editable="false">
        <style:columns fo:column-count="3" fo:column-gap="0.3cm">
          <style:column style:rel-width="3562*" fo:start-indent="0cm" fo:end-indent="0.15cm"/>
          <style:column style:rel-width="3647*" fo:start-indent="0.15cm" fo:end-indent="0.15cm"/>
          <style:column style:rel-width="3563*" fo:start-indent="0.15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 text:is-list-header="true">Background zur Sequenz</text:h>
        <text:p text:style-name="Standard">Die Sequenz wurde von den Erbauern des Rufers ersonnen und besteht in erster Linie in weiteren Gegen, die die besonderen Fähigkeiten bestimmen sowie das globale Bewußtsein der Sequenz. Das globale Bewußtsein derSequenz bedeutet, das die Sequenz untereinander kommunizieren kann und dadurch in der Lage ist, ihre Wirte zu steuern. Je mehr Sequenzträger zusammen kommen, desto besser ist diese Kommunikation. Im wesentlichen basiert diese Kommunikation auf dem Austausch aus Viren. Daher ist diese Kommunikation auch sehr langsam.</text:p>
        <text:p text:style-name="Standard">Die Sequenz wurde durch einen Virus verbreitet, da die Zeit nicht reichte gezielt nach Wirten zu suchen und eine geignete Population an Wirten aufzubauen und eine geeignetet Heimstätte zu suchen. So wurden der Virus einfach auf einigen Welten freigesetzt und hat sich munter verbreitet. Da Revelation als die letzte Bastion der Menscheit am längsten aushielt wurde hier der Virus am stärksten verbreitet.</text:p>
        <text:p text:style-name="Standard">Der Virus war so angelegt, dass er nur einen Teil der Bevölkerung infiziert und sich danach selber vernichtet.</text:p>
        <text:p text:style-name="Standard">Es gab mehrere Varianten des Virus, jede Virusart enthält einen Teil der Gesamtsequenz. Auf Revelation wurden alle Arten des Virus freigesetzt, auf anderen Welten aber nur einige wenige Arten. Das ganze war so angelegt, dass die Sequenz nach einiger Durchmischung der Population irgendwann in einem Wirt sich vervollständigt und so die Sequenz erwacht.</text:p>
        <text:p text:style-name="Standard">Auf Revelation ist daher die Sequenz am stärksten, da hier alle Arten des Virus vorhanden waren. Auf den übrigen Welten mußten die anderen Viren erst durch Zuwanderung hinzukommen. Da die Fluktuation zwischen den Welten sehr schnell sehr stark abnahm, ist diese Durchmischung der Virenarten auf den meisten Welten nicht gegeben.</text:p>
        <text:p text:style-name="Standard">Eine unvollständige Sequenz kann durchaus gefährliche Seiteneffekte haben, dies war von den Erbauern des Rufers aber nicht beabsichtigt. </text:p>
        <text:p text:style-name="Standard">Eine unvollständige Sequenz kann aber repariert werden, wenn man an Material mit einer vollständigen Sequenz kommt, oder an eine Sequenz, die fehlende Teile hat, die der eigennen Sequenz fehlen.</text:p>
        <text:h text:style-name="Heading_20_1" text:outline-level="1" text:is-list-header="true">Background zur Welt</text:h>
        <text:h text:style-name="Heading_20_2" text:outline-level="2">Technik</text:h>
        <text:p text:style-name="Standard">Die Welt ist viktorianisch angesiedelt und technologisch etwa im 19.Jahrhundert angekommen.</text:p>
        <text:p text:style-name="Standard">Es gibt Dampfmaschinen, Schießpulver (Vorderlader sind die gewöhnlichen Waffen, in der Regel ein- oder zweiläufig), fortschrittlicher Medizin. Die Magie existiert und geht eine feste Symbiose mit der Technik ein. Meist wird die Magie mit der Technik kombiniert, so gibt es durchaus „Motorräder und Automobile“ die mit einfachen magischen Motoren funktionieren.</text:p>
        <text:h text:style-name="Heading_20_2" text:outline-level="2">Bewohner</text:h>
        <text:p text:style-name="Standard">Die Welt ist extrem bunt was die Bewohner angeht. Von allen Fantasyrassen die menschlichen Ursprungs seien können, gibt es hier welche. Der Grund ist, dass diese Welt einer der letzten Zufluchtsorte der Shifter/Wandler war. Da die Wandler ihre Körper nur durch Technik/Magie wandeln konnten, waren dies bevorzugte Opfer Gottes und fanden hier eine Zuflucht. Die Wandlungen waren genetisch verankert, so dass die Wandler ihre Körper vererben. Allerdings ist die Fortpflanzung extrem schwer und selten. Der Planet wäre ausgestorben, wenn die Lebensdauer der Wandler nicht deutlich höher als gewöhnlich war. Dies liegt auch mit darin begründet dass die Wandler aufgrund der hohen Wandlungskosten meist sehr reiche wohlhabende Menschen waren, die neben dem Wandeln auch gleiche lebensverlängernde Gene nahmen.</text:p>
        <text:h text:style-name="Heading_20_2" text:outline-level="2">Regierung und Relegion</text:h>
        <text:p text:style-name="Standard">Die Welt ist eine Theokratie, die den einen wahren Gott anbetet. Die Religion kann man sich als eine Mischung aus Islam und Christentum vorstellen. Jesus war ein Prophet und der Sohne Gottes; seit Jesus waren alle Propheten Gottes Sohn und haben der Menscheit ein Geschenk gebracht (Jesus das Vergeben Gottes, Jesus ist etwa vor 10.000 Jahren gekommen. Seit dem gab es vereinzelt weitere Propheten, aber meist waren es nur falsche Propheten.</text:p>
        <text:h text:style-name="Heading_20_2" text:outline-level="2">Sequenz und Fähigkeiten</text:h>
        <text:p text:style-name="Standard">Die Bewohner haben teilweise auch die Sequenz, allerdings ist diese Sequenz aus dieser Welt aus dem Ruder gelaufen und schlägt extreme Richtungen ein. Neben speziellen besonderen Fähigkeiten leiden die meisten an Mutationen die sie teilweise zu echten Monstern machen. Seit einigen Monaten versuchen diese Mutanten auch teilsweise ihre Mitmenschen zu töten und deren Blut zu trinken. Das was es auf Revelation in einem sehr kleinen Masstab gibt, gibt es hier im globalen sehr großen Masstab. Auf 1.000 Einwohner kommt ein Frederic und 10 harmlose Mutationen.</text:p>
        <text:p text:style-name="Standard">Auf dieser Welt ist die Sequenz bereits sehr früh ziemlich verrotet und unsauber geworden. Die Machthaber versuchten durch massive Selektikon und Rassenzucht die Sequenz wieder sauber zu bekommen, aber auf diesem Planet waren zuviele genetisch bereits versaute Sequenzträger, so dass dieses Vorhaben scheitert. </text:p>
        <text:p text:style-name="Standard">Die Machthaber versuchen diese Mutanten und die Fähigkeiten auszurotten. </text:p>
        <text:p text:style-name="Standard">Dies führt dazu, dass Fortpflanzung Paarfindung stattlich reglementiert wird und nur wer nach Meinung der Machthaber Kinder mit einer sauberen Sequenz hat, darf Nachwuchs zeugen.</text:p>
        <text:p text:style-name="Standard">Im Laufe der letzten 8.000 Jahre hat sich dieses Wissen aber mehr oder weniger gewandelt, da die Machthaber mehr oder weniger vergessen haben warum sie eigenlich diese Rassenzucht machen. Die Gerätschaften zur Analyse der Sequenz werden in ihrer Funktion längst nicht mehr verstanden und meist wird auch willkürlich festgelegt wer sich fortpflanzen darf. Der technische Zusammenbruch hat an dem ganzen Schlamassel maßgeblich Schuld...</text:p>
        <text:p text:style-name="Standard">Jeder Bewohner hat von Geburt an ein Tatoo auf dem Arm, das seine Herkunft und seinen Stand verzeichnet. Dieses Tatoo ist quasi ein Personalausweis, wie ihn sich Schäuble in seinen kühnsten Träumen nicht besser ausmalen könnte.</text:p>
        <text:h text:style-name="Heading_20_2" text:outline-level="2">Das Portal</text:h>
        <text:p text:style-name="Standard">Die Machthaber kontrollieren das Portal und lassen nur sehr wenige Menschen durch. Broderick ist einer der wenigen der das Portal nutzen kann; Broderick weiß von den Problemen der Welt, ist aber nicht informiert wie schlimm es wirklich ist, da er den Informationen der Machthaber vertraut, die aber nach außen hin abwiegeln und natürlich nicht sagen wollen, wie schlimm es wirklich ist. </text:p>
        <text:p text:style-name="Standard">Die Gruppe wird genau in der Situation durch das Portal kommen, wenn die Befestigung, in der sich das Portal befinden, von dem wütenden Mob genommen wurde.</text:p>
        <text:p text:style-name="Standard">Das Volk weiß, dass das Portal ein Weg ist, die Entfernungen zu anderen Reichen abzukürzen und dass das Portal aber nur den Machthabern dient, nicht aber dem Volk. Daher werden alle die durch das Portal treten erstmal als Feinde des Volks angesehen. </text:p>
        <text:h text:style-name="Heading_20_2" text:outline-level="2">Aktuelle Situation</text:h>
        <text:p text:style-name="Standard">Die Situation ist mächtig außer Kontrolle geraten und aktuell ist gerade eine Revolution im Gange. Die Sequenz gerät mehr und mehr außer Rand und Band; die Mutanten haben begonnen im Frederic Stil die noch Gesunden zu attakieren und werden von den Machthabern gnadenloss gejagt und getötet.</text:p>
        <text:p text:style-name="Standard">Das Volk selber ist in Panik und schiebt die Schuld auf die Machthaber, die ja sowieso an allem Schuld sind. Die ganze Situation selbst wird von einer politischen Untergrundbewegung genutzt um die Machthaber zu stürzen und sich selber an die Macht zu bringen.</text:p>
        <text:h text:style-name="Heading_20_1" text:outline-level="1" text:is-list-header="true">Handlungsfaden</text:h>
        <text:h text:style-name="Heading_20_2" text:outline-level="2">Ankunft</text:h>
        <text:p text:style-name="Standard">Wenn die Gruppe ankommt, dann kommt sie direkt in dem Moment an, indem der Mop die Befestigung genommen hat und die dortige Wache niedermetzelt. Als nächstes sind dann die Insassen dieser Kutsche dran, die vom Mob als Kumpanen der Machthaber gelten werden. </text:p>
        <text:p text:style-name="Standard">Wenn sie die Kutsche verlassen dann in blumigen Farben beschreiben was sie sehen: </text:p>
        <text:p text:style-name="Standard">Sie stehen anscheinend auf einer Erhöhung/Hügel innerhalb einer riesigen Stadt. Sie können von hier in alle Richtungen sehen und erkennen dass in einer sternenklaren Nacht diese Stadt anscheinend in hellen Flammen steht, überall in dieser Stadt scheinen riesige Lagerfeuer zu brennen.</text:p>
        <text:p text:style-name="Standard">Ihre Kutsche ist umgeben von einem wütenden Mob, der nur teilweise menschlich ist aber sehr menschliche schlichte und improvisierte Waffen hat (Mistgabel, Schaufel etc...). Man sieht kleine und große, dicke und schlanke, beharrte und unbeharte Menschen, ja man sieht sogar Menschen, die wie Tiere auf zwei Beinen mit Armen aussehen. Es gibt also die gesamte Palette an Fantasyrassen. Aber alle scheinen es auf sie abgesehen zu haben.</text:p>
        <text:p text:style-name="Standard">Sie können sehen, dass eine Palastwache/Milizeinheit aufrückt und sich anschickt den Mob aufzulösen. Wider erwarten bezieht diese Einheit aber in einiger Entfernung Stellung und richtet Kampfstäbe auf den Mob. Danach schlagen einige Stonemissiles in den Mob ein und die Menschen brechen reihenweise ein. Der Mob flieht in alle Himmelsrichtungen und wenn die Jungs nicht zertrammelt werden wollen, dann müssen sie sich mit dem Mob treiben lassen. Der Mob wird dabei von Berittenen ordentlich gejagt, die Berittenen sind nicht zimperlich und zertrammeltn mit ihren Reittieren alles was nicht rechtzeitig ausweichen kann... viele viele Tote...</text:p>
        <text:h text:style-name="Heading_20_2" text:outline-level="2">Man verliert sich</text:h>
        <text:p text:style-name="Standard">Der Mob wird wieder in Richtung Stadt die Erhöhung runter gedrängt und verliert sich langsam in den Gassen der Stadt. Hier und da wird der Mob durch Berittene mit Säbeln ordentlich durchgemischt. Die Jungs werden auseinanderdrifften, außer sie haben eine grandiose Idee warum sie sich im Mob nicht verlieren werden ...</text:p>
        <text:p text:style-name="Standard">Auf der Flucht werden sie die Schrecken dieser Stadt im einzelnen sehen:</text:p>
        <text:p text:style-name="Standard">Die Feuer sind riesige Scheiterhaufen auf denen Menschen bei lebendigen Leib verbrennen. Viele dieser Menschen sind erstaunlich lange am Leben. Wer zu nahe an diese Scheiterhaufen gerät, wird Opfer eines Mutanten werden.. eines der brennenden Opfer wird die intakte und heile Sequenz richen und will diese erreichen, dabei entwickelt er übermenschliche Kräfte und wird sich von seinem Scheiterhaufen befreien und auf das Opfer zukommen ... Flucht ist möglich, man wird aber dann in die Arme der Miliz geraten.</text:p>
        <text:p text:style-name="Standard">Überall liegen Milizionäre rum, aber auch viele Zivilisten. Wer schlau ist kann versuchen einen dieser komischen Stöcke zu greifen.</text:p>
        <text:p text:style-name="Standard">Wer sehr genau hinsieht wird das Tatoo sehen, dass alle tragen.</text:p>
        <text:h text:style-name="Heading_20_2" text:outline-level="2">Unterschlupf 1</text:h>
        <text:p text:style-name="Standard">Eine Zwergenfamilie wird Unterschlupf gewähren und Kontakt zu der Untergrundbewegung aufnehmen, damit diese sich des Flüchtlings annehmen.</text:p>
        <text:h text:style-name="Heading_20_2" text:outline-level="2">Unterschlupf 2</text:h>
        <text:p text:style-name="Standard">Man kann sich mittels Urban Survival in der Stadt relativ gut verstecken und die nächsten Stunden überauern. Spät in der Nacht werden nur noch vereinzelt Milizionäre auftauchen und die unvermeidbaren Galgenvölge, die die Toten plündern. </text:p>
        <text:h text:style-name="Heading_20_2" text:outline-level="2">Unterschlupf 3</text:h>
        <text:p text:style-name="Standard">Eine größerer Mob wird von den Milizionären in einen abgeschlossenen Hof gedrängt und dort eingesperrt. Mit einiger Gewalt und Stonemissiles sorgen die Milizionäre für Ruhe... Es kommt zu einem unschönen Zwischenfall als ein kleines Kind (etwa 1 oder zwei Jahre alt) schreit und die Mutter es nicht beruhigen kann. Ein Mann steht auf, reißt das Kind an sich und schlägt dem Kind auf dem Boden den Schädel ein ... wer genau hinsieht wird sehen dass die Milizioäre bereits auf Mutter und Kind angelegt hatten. Scheint deren Masche zu sein um für Ruhe zu sorgen einfach alle rund um den Unruhestifter anzuknallen.</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fo:background-color="transparent" style:shadow="none">
        <style:tab-stops/>
        <style:background-image/>
      </style:paragraph-properties>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text-properties fo:color="#000080" fo:font-style="italic"/>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Standard" style:class="text" style:master-page-name=""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cm" fo:margin-bottom="0cm"/>
      <style:text-properties fo:color="#00008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9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P5"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6pt" fo:font-weight="bold" fo:background-color="transparent" style:font-size-asian="6pt" style:font-weight-asian="bold" style:font-size-complex="6pt" style:font-weight-complex="bold" style:text-scale="105%"/>
    </style:style>
    <style:style style:name="P6"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span text:style-name="T1">RE</text:span><text:span text:style-name="T2">VELATION</text:span></text:p>
        <text:p text:style-name="P3">The Rules Engine for Roleplaying</text:p>
        <text:p text:style-name="P4"/>
        <text:p text:style-name="P5"/>
      </style:header>
      <style:footer>
        <text:p text:style-name="P6"><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2-04T21:40:52</meta:creation-date>
    <dc:creator>Hansjoachim Heiges</dc:creator>
    <dc:date>2007-05-20T18:27:45</dc:date>
    <meta:printed-by>Hansjoachim Heiges</meta:printed-by>
    <meta:print-date>2007-05-20T17:16:46</meta:print-date>
    <dc:language>de-DE</dc:language>
    <meta:editing-cycles>92</meta:editing-cycles>
    <meta:editing-duration>P1DT11H12M19S</meta:editing-duration>
    <meta:user-defined meta:name="Info 1"/>
    <meta:user-defined meta:name="Info 2"/>
    <meta:user-defined meta:name="Info 3"/>
    <meta:user-defined meta:name="Info 4"/>
    <meta:document-statistic meta:table-count="0" meta:image-count="0" meta:object-count="0" meta:page-count="2" meta:paragraph-count="52" meta:word-count="1651" meta:character-count="10898"/>
  </office:meta>
</office:document-meta>
</file>